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58.9pt"/>
    </style:style>
    <style:style style:name="co14" style:family="table-column">
      <style:table-column-properties fo:break-before="auto" style:column-width="102.1pt"/>
    </style:style>
    <style:style style:name="co15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1-q1" table:style-name="ta1">
        <table:shapes>
          <draw:frame draw:z-index="0" draw:style-name="gr1" draw:text-style-name="P1" svg:width="453.69pt" svg:height="255.23pt" svg:x="28.06pt" svg:y="111.43pt">
            <draw:object draw:notify-on-update-of-ranges="'set1-q1'.A2:'set1-q1'.A7 'set1-q1'.B1:'set1-q1'.B1 'set1-q1'.B2:'set1-q1'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lm_category_name</text:p>
          </table:table-cell>
          <table:table-cell table:style-name="ce1" office:value-type="string" calcext:value-type="string">
            <text:p>number_of_rentals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lassics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 table:number-rows-repeated="29">
          <table:table-cell table:number-columns-repeated="2"/>
        </table:table-row>
        <table:table-row table:style-name="ro2">
          <table:table-cell table:style-name="ce3" office:value-type="string" calcext:value-type="string">
            <text:p>All visualizations include a title and axis labels, have a legend where applicable, and are easily understood.</text:p>
          </table:table-cell>
          <table:table-cell/>
        </table:table-row>
        <table:table-row table:style-name="ro3">
          <table:table-cell table:style-name="ce3" office:value-type="string" calcext:value-type="string">
            <text:p>Every visualization should have:</text:p>
          </table:table-cell>
          <table:table-cell/>
        </table:table-row>
        <table:table-row table:style-name="ro1">
          <table:table-cell table:style-name="ce3" office:value-type="string" calcext:value-type="string">
            <text:p>chart title</text:p>
          </table:table-cell>
          <table:table-cell/>
        </table:table-row>
        <table:table-row table:style-name="ro1">
          <table:table-cell table:style-name="ce3" office:value-type="string" calcext:value-type="string">
            <text:p>x axis title</text:p>
          </table:table-cell>
          <table:table-cell/>
        </table:table-row>
        <table:table-row table:style-name="ro1">
          <table:table-cell table:style-name="ce3" office:value-type="string" calcext:value-type="string">
            <text:p>x axis label</text:p>
          </table:table-cell>
          <table:table-cell/>
        </table:table-row>
        <table:table-row table:style-name="ro1">
          <table:table-cell table:style-name="ce3" office:value-type="string" calcext:value-type="string">
            <text:p>y axis title</text:p>
          </table:table-cell>
          <table:table-cell/>
        </table:table-row>
        <table:table-row table:style-name="ro1">
          <table:table-cell table:style-name="ce3" office:value-type="string" calcext:value-type="string">
            <text:p>y axis labels</text:p>
          </table:table-cell>
          <table:table-cell/>
        </table:table-row>
      </table:table>
      <table:table table:name="set1-q2" table:style-name="ta1">
        <table:shapes>
          <draw:frame draw:z-index="0" draw:style-name="gr1" draw:text-style-name="P1" svg:width="453.4pt" svg:height="255.26pt" svg:x="348.24pt" svg:y="489.4pt">
            <draw:object draw:notify-on-update-of-ranges="'set1-q2'.B34:'set1-q2'.B63 'set1-q2'.C33:'set1-q2'.C33 'set1-q2'.C34:'set1-q2'.C63 'set1-q2'.D33:'set1-q2'.D33 'set1-q2'.D34:'set1-q2'.D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lm_group</text:p>
          </table:table-cell>
          <table:table-cell table:style-name="ce1" office:value-type="string" calcext:value-type="string">
            <text:p>film_category</text:p>
          </table:table-cell>
          <table:table-cell table:style-name="ce1" office:value-type="string" calcext:value-type="string">
            <text:p>rental_duration</text:p>
          </table:table-cell>
          <table:table-cell table:style-name="ce1" office:value-type="string" calcext:value-type="string">
            <text:p>percentile_rank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0.206896551724138" calcext:value-type="float">
            <text:p>0.206896551724138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3793103448276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068965517241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7" calcext:value-type="float">
            <text:p>7</text:p>
          </table:table-cell>
          <table:table-cell office:value-type="float" office:value="0.827586206896552" calcext:value-type="float">
            <text:p>0.82758620689655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lm_group</text:p>
          </table:table-cell>
          <table:table-cell office:value-type="string" calcext:value-type="string">
            <text:p>film_category</text:p>
          </table:table-cell>
          <table:table-cell office:value-type="string" calcext:value-type="string">
            <text:p>rental_duration</text:p>
          </table:table-cell>
          <table:table-cell office:value-type="string" calcext:value-type="string">
            <text:p>quartile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Animati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hildr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lassic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Comed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Musi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set2-q1" table:style-name="ta1">
        <table:shapes>
          <draw:frame draw:z-index="0" draw:style-name="gr1" draw:text-style-name="P1" svg:width="496.97pt" svg:height="293.64pt" svg:x="20.3pt" svg:y="169.4pt">
            <draw:object draw:notify-on-update-of-ranges="'set2-q1'.A1:'set2-q1'.B1 'set2-q1'.A2:'set2-q1'.B11 'set2-q1'.C1:'set2-q1'.C1 'set2-q1'.C2:'set2-q1'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year_month</text:p>
          </table:table-cell>
          <table:table-cell table:style-name="ce1" office:value-type="string" calcext:value-type="string">
            <text:p>cnt_ret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May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Jun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Jul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Aug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5 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Ma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Jun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Jul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Aug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5 Sep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set2-q4c" table:style-name="ta1">
        <table:shapes>
          <draw:frame draw:z-index="0" draw:style-name="gr1" draw:text-style-name="P1" svg:width="416.75pt" svg:height="336.56pt" svg:x="8.56pt" svg:y="166.39pt">
            <draw:object draw:notify-on-update-of-ranges="'set2-q4c'.C2:'set2-q4c'.C11 'set2-q4c'.D1:'set2-q4c'.D1 'set2-q4c'.D2:'set2-q4c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number_times_late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KARL SE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WESLEY BUL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ADLE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A BRADLE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TES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DAISY BAT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RHONDA KENNED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MARION SNYD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MARCIA DE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UNT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ELEANOR HUN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ENSEN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LENA JENSE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IGLEY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ROY QUIGLEY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31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9:10:23.591432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9:48:20.397465510</dc:date>
    <meta:editing-duration>PT4H11M4S</meta:editing-duration>
    <meta:editing-cycles>24</meta:editing-cycles>
    <meta:generator>LibreOffice/6.0.7.3$Linux_X86_64 LibreOffice_project/00m0$Build-3</meta:generator>
    <meta:document-statistic meta:table-count="4" meta:cell-count="3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03cm" svg:height="11.874cm" xlink:href=".." xlink:type="simple" chart:class="chart:bar" chart:style-name="ch1">
        <chart:title svg:x="3.34cm" svg:y="0.239cm" chart:style-name="ch2">
          <text:p>Ten Customers With Most Late Returns</text:p>
        </chart:title>
        <chart:plot-area chart:style-name="ch3" table:cell-range-address="'set2-q4c'.C1:'set2-q4c'.D11" chart:data-source-has-labels="both" svg:x="0.004cm" svg:y="1.054cm" svg:width="14.544cm" svg:height="10.266cm">
          <chartooo:coordinate-region svg:x="3.483cm" svg:y="1.054cm" svg:width="10.878cm" svg:height="9.619cm"/>
          <chart:axis chart:dimension="x" chart:name="primary-x" chart:style-name="ch4" chartooo:axis-type="auto">
            <chartooo:date-scale/>
            <chart:categories table:cell-range-address="'set2-q4c'.C2:'set2-q4c'.C11"/>
          </chart:axis>
          <chart:axis chart:dimension="x" chart:name="secondary-x" chart:style-name="ch5"/>
          <chart:axis chart:dimension="y" chart:name="primary-y" chart:style-name="ch6">
            <chart:title svg:x="5.737cm" svg:y="11.314cm" chart:style-name="ch7">
              <text:p>Number Times Late</text:p>
            </chart:title>
            <chart:grid chart:style-name="ch8" chart:class="major"/>
          </chart:axis>
          <chart:series chart:style-name="ch9" chart:values-cell-range-address="'set2-q4c'.D2:'set2-q4c'.D11" chart:label-cell-address="'set2-q4c'.D1:'set2-q4c'.D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times_late</text:p>
                <draw:g>
                  <svg:desc>'set2-q4c'.D1:'set2-q4c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RL SEAL</text:p>
                <draw:g>
                  <svg:desc>'set2-q4c'.C2:'set2-q4c'.C11</svg:desc>
                </draw:g>
              </table:table-cell>
              <table:table-cell office:value-type="float" office:value="25">
                <text:p>25</text:p>
                <draw:g>
                  <svg:desc>'set2-q4c'.D2:'set2-q4c'.D11</svg:desc>
                </draw:g>
              </table:table-cell>
            </table:table-row>
            <table:table-row>
              <table:table-cell office:value-type="string">
                <text:p>WESLEY BUL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NA BRADLE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AISY BATE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HONDA KENNED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RION SNY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IA DE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LEANOR HUN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ENA JENSE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ROY QUIGLEY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bcaed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title svg:x="5.102cm" svg:y="0.316cm" chart:style-name="ch2">
          <text:p>Family Movie Group Rentals</text:p>
        </chart:title>
        <chart:plot-area chart:style-name="ch3" table:cell-range-address="'set1-q1'.A1:'set1-q1'.B7" chart:data-source-has-labels="both" svg:x="0.32cm" svg:y="1.275cm" svg:width="15.366cm" svg:height="6.569cm">
          <chartooo:coordinate-region svg:x="1.894cm" svg:y="1.275cm" svg:width="13.208cm" svg:height="5.922cm"/>
          <chart:axis chart:dimension="x" chart:name="primary-x" chart:style-name="ch4" chartooo:axis-type="auto">
            <chartooo:date-scale/>
            <chart:categories table:cell-range-address="'set1-q1'.A2:'set1-q1'.A7"/>
          </chart:axis>
          <chart:axis chart:dimension="y" chart:name="primary-y" chart:style-name="ch5">
            <chart:title svg:x="6.596cm" svg:y="8.024cm" chart:style-name="ch6">
              <text:p>Number of Rentals</text:p>
            </chart:title>
            <chart:grid chart:style-name="ch7" chart:class="major"/>
          </chart:axis>
          <chart:series chart:style-name="ch8" chart:values-cell-range-address="'set1-q1'.B2:'set1-q1'.B7" chart:label-cell-address="'set1-q1'.B1:'set1-q1'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of_rentals</text:p>
                <draw:g>
                  <svg:desc>'set1-q1'.B1:'set1-q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'set1-q1'.A2:'set1-q1'.A7</svg:desc>
                </draw:g>
              </table:table-cell>
              <table:table-cell office:value-type="float" office:value="830">
                <text:p>830</text:p>
                <draw:g>
                  <svg:desc>'set1-q1'.B2:'set1-q1'.B7</svg:desc>
                </draw:g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1166">
                <text:p>1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aa6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5.573cm" svg:y="0.316cm" chart:style-name="ch2">
          <text:p>Family Friendly Rentals</text:p>
        </chart:title>
        <chart:legend chart:legend-position="bottom" svg:x="5.773cm" svg:y="8.407cm" style:legend-expansion="wide" chart:style-name="ch3"/>
        <chart:plot-area chart:style-name="ch4" table:cell-range-address="'set1-q2'.B33:'set1-q2'.D63" chart:data-source-has-labels="both" svg:x="1.33cm" svg:y="1.275cm" svg:width="14.347cm" svg:height="6.768cm">
          <chartooo:coordinate-region svg:x="2.331cm" svg:y="1.275cm" svg:width="13.346cm" svg:height="4.953cm"/>
          <chart:axis chart:dimension="x" chart:name="primary-x" chart:style-name="ch5" chartooo:axis-type="auto">
            <chartooo:date-scale/>
            <chart:categories table:cell-range-address="'set1-q2'.B34:'set1-q2'.B63"/>
          </chart:axis>
          <chart:axis chart:dimension="y" chart:name="primary-y" chart:style-name="ch6">
            <chart:title svg:x="0.451cm" svg:y="5.338cm" chart:style-name="ch7">
              <text:p>Duration</text:p>
            </chart:title>
            <chart:grid chart:style-name="ch8" chart:class="major"/>
          </chart:axis>
          <chart:series chart:style-name="ch9" chart:values-cell-range-address="'set1-q2'.C34:'set1-q2'.C63" chart:label-cell-address="'set1-q2'.C33:'set1-q2'.C33" chart:class="chart:bar">
            <chart:data-point chart:repeated="30"/>
          </chart:series>
          <chart:series chart:style-name="ch10" chart:values-cell-range-address="'set1-q2'.D34:'set1-q2'.D63" chart:label-cell-address="'set1-q2'.D33:'set1-q2'.D33" chart:class="chart:ba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tal_duration</text:p>
                <draw:g>
                  <svg:desc>'set1-q2'.C33:'set1-q2'.C33</svg:desc>
                </draw:g>
              </table:table-cell>
              <table:table-cell office:value-type="string">
                <text:p>quartile</text:p>
                <draw:g>
                  <svg:desc>'set1-q2'.D33:'set1-q2'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imation</text:p>
                <draw:g>
                  <svg:desc>'set1-q2'.B34:'set1-q2'.B63</svg:desc>
                </draw:g>
              </table:table-cell>
              <table:table-cell office:value-type="float" office:value="3">
                <text:p>3</text:p>
                <draw:g>
                  <svg:desc>'set1-q2'.C34:'set1-q2'.C63</svg:desc>
                </draw:g>
              </table:table-cell>
              <table:table-cell office:value-type="float" office:value="1">
                <text:p>1</text:p>
                <draw:g>
                  <svg:desc>'set1-q2'.D34:'set1-q2'.D63</svg:desc>
                </draw:g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8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33cm" svg:height="10.36cm" xlink:href=".." xlink:type="simple" chart:class="chart:bar" chart:style-name="ch1">
        <chart:title svg:x="5.613cm" svg:y="0.342cm" chart:style-name="ch2">
          <text:p>Total Rentals - Store 1 vs. Store 2</text:p>
        </chart:title>
        <chart:plot-area chart:style-name="ch3" table:cell-range-address="'set2-q1'.A1:'set2-q1'.C11" chart:data-source-has-labels="both" svg:x="1.121cm" svg:y="1.189cm" svg:width="15.393cm" svg:height="7.884cm">
          <chartooo:coordinate-region svg:x="2.113cm" svg:y="1.388cm" svg:width="14.401cm" svg:height="6.798cm"/>
          <chart:axis chart:dimension="x" chart:name="primary-x" chart:style-name="ch4" chartooo:axis-type="auto">
            <chartooo:date-scale/>
            <chart:title svg:x="7.721cm" svg:y="9.28cm" chart:style-name="ch5">
              <text:p>Year-Mth-Store</text:p>
            </chart:title>
            <chart:categories table:cell-range-address="'set2-q1'.A2:'set2-q1'.B11"/>
          </chart:axis>
          <chart:axis chart:dimension="y" chart:name="primary-y" chart:style-name="ch6">
            <chart:title svg:x="0.283cm" svg:y="5.711cm" chart:style-name="ch7">
              <text:p>Rentals</text:p>
            </chart:title>
            <chart:grid chart:style-name="ch8" chart:class="major"/>
          </chart:axis>
          <chart:series chart:style-name="ch9" chart:values-cell-range-address="'set2-q1'.C2:'set2-q1'.C11" chart:label-cell-address="'set2-q1'.C1:'set2-q1'.C1" chart:class="chart:bar">
            <chart:data-point chart:repeated="6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t_ret_date</text:p>
                <draw:g>
                  <svg:desc>'set2-q1'.C1:'set2-q1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2005 May</text:p>
                <text:list>
                  <text:list-item>
                    <text:p/>
                  </text:list-item>
                  <text:list-item>
                    <text:p>2005 May</text:p>
                  </text:list-item>
                </text:list>
                <draw:g>
                  <svg:desc>'set2-q1'.A2:'set2-q1'.B11</svg:desc>
                </draw:g>
              </table:table-cell>
              <table:table-cell office:value-type="float" office:value="197">
                <text:p>197</text:p>
                <draw:g>
                  <svg:desc>'set2-q1'.C2:'set2-q1'.C11</svg:desc>
                </draw:g>
              </table:table-cell>
            </table:table-row>
            <table:table-row>
              <table:table-cell office:value-type="float" office:value="1">
                <text:p>1 2005 Jun</text:p>
                <text:list>
                  <text:list-item>
                    <text:p/>
                  </text:list-item>
                  <text:list-item>
                    <text:p>2005 Jun</text:p>
                  </text:list-item>
                </text:list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1">
                <text:p>1 2005 Jul</text:p>
                <text:list>
                  <text:list-item>
                    <text:p/>
                  </text:list-item>
                  <text:list-item>
                    <text:p>2005 Jul</text:p>
                  </text:list-item>
                </text:list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float" office:value="1">
                <text:p>1 2005 Aug</text:p>
                <text:list>
                  <text:list-item>
                    <text:p/>
                  </text:list-item>
                  <text:list-item>
                    <text:p>2005 Aug</text:p>
                  </text:list-item>
                </text:list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1">
                <text:p>1 2005 Sep</text:p>
                <text:list>
                  <text:list-item>
                    <text:p/>
                  </text:list-item>
                  <text:list-item>
                    <text:p>2005 Sep</text:p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">
                <text:p>2 2005 May</text:p>
                <text:list>
                  <text:list-item>
                    <text:p/>
                  </text:list-item>
                  <text:list-item>
                    <text:p>2005 May</text:p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">
                <text:p>2 2005 Jun</text:p>
                <text:list>
                  <text:list-item>
                    <text:p/>
                  </text:list-item>
                  <text:list-item>
                    <text:p>2005 Jun</text:p>
                  </text:list-item>
                </text:list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2">
                <text:p>2 2005 Jul</text:p>
                <text:list>
                  <text:list-item>
                    <text:p/>
                  </text:list-item>
                  <text:list-item>
                    <text:p>2005 Jul</text:p>
                  </text:list-item>
                </text:list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float" office:value="2">
                <text:p>2 2005 Aug</text:p>
                <text:list>
                  <text:list-item>
                    <text:p/>
                  </text:list-item>
                  <text:list-item>
                    <text:p>2005 Aug</text:p>
                  </text:list-item>
                </text:list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2">
                <text:p>2 2005 Sep</text:p>
                <text:list>
                  <text:list-item>
                    <text:p/>
                  </text:list-item>
                  <text:list-item>
                    <text:p>2005 Sep</text:p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